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 fo:text-indent="1cm" style:auto-text-indent="false"/>
      <style:text-properties style:font-name="Times New Roman" fo:font-size="14pt" fo:language="ru" fo:country="RU" officeooo:rsid="000535b9" officeooo:paragraph-rsid="000535b9" style:font-size-asian="12.25pt" style:font-size-complex="14pt" style:script-type="latin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9T11:29:20.508345206</meta:creation-date>
    <dc:date>2026-04-29T11:35:19.253461359</dc:date>
    <meta:editing-duration>PT5M59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6.2.2.2$Linux_X86_64 LibreOffice_project/c459f746614306d6c3c6a8c8bf931ecabb6c7513</meta:generator>
  </office:meta>
</office:document-meta>
</file>